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7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Sequential solu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7066" calcext:value-type="float">
            <text:p>37066</text:p>
          </table:table-cell>
          <table:table-cell table:style-name="ce4" office:value-type="float" office:value="290999" calcext:value-type="float">
            <text:p>290999</text:p>
          </table:table-cell>
          <table:table-cell table:style-name="ce6" office:value-type="float" office:value="212698519" calcext:value-type="float">
            <text:p>21269851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7083" calcext:value-type="float">
            <text:p>37083</text:p>
          </table:table-cell>
          <table:table-cell table:style-name="ce4" office:value-type="float" office:value="425881" calcext:value-type="float">
            <text:p>425881</text:p>
          </table:table-cell>
          <table:table-cell table:style-name="ce6" office:value-type="float" office:value="249489951" calcext:value-type="float">
            <text:p>24948995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7092" calcext:value-type="float">
            <text:p>37092</text:p>
          </table:table-cell>
          <table:table-cell table:style-name="ce4" office:value-type="float" office:value="284915" calcext:value-type="float">
            <text:p>284915</text:p>
          </table:table-cell>
          <table:table-cell table:style-name="ce6" office:value-type="float" office:value="224859161" calcext:value-type="float">
            <text:p>22485916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081" calcext:value-type="float">
            <text:p>24081</text:p>
          </table:table-cell>
          <table:table-cell table:style-name="ce4" office:value-type="float" office:value="330792" calcext:value-type="float">
            <text:p>330792</text:p>
          </table:table-cell>
          <table:table-cell table:style-name="ce6" office:value-type="float" office:value="229849347" calcext:value-type="float">
            <text:p>22984934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86" calcext:value-type="float">
            <text:p>18086</text:p>
          </table:table-cell>
          <table:table-cell table:style-name="ce4" office:value-type="float" office:value="353060" calcext:value-type="float">
            <text:p>353060</text:p>
          </table:table-cell>
          <table:table-cell table:style-name="ce6" office:value-type="float" office:value="275285392" calcext:value-type="float">
            <text:p>27528539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6088" calcext:value-type="float">
            <text:p>26088</text:p>
          </table:table-cell>
          <table:table-cell table:style-name="ce4" office:value-type="float" office:value="412107" calcext:value-type="float">
            <text:p>412107</text:p>
          </table:table-cell>
          <table:table-cell table:style-name="ce6" office:value-type="float" office:value="227910303" calcext:value-type="float">
            <text:p>22791030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7072" calcext:value-type="float">
            <text:p>37072</text:p>
          </table:table-cell>
          <table:table-cell table:style-name="ce4" office:value-type="float" office:value="364293" calcext:value-type="float">
            <text:p>364293</text:p>
          </table:table-cell>
          <table:table-cell table:style-name="ce6" office:value-type="float" office:value="247441323" calcext:value-type="float">
            <text:p>2474413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2078" calcext:value-type="float">
            <text:p>32078</text:p>
          </table:table-cell>
          <table:table-cell table:style-name="ce4" office:value-type="float" office:value="363593" calcext:value-type="float">
            <text:p>363593</text:p>
          </table:table-cell>
          <table:table-cell table:style-name="ce6" office:value-type="float" office:value="243000700" calcext:value-type="float">
            <text:p>24300070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5078" calcext:value-type="float">
            <text:p>25078</text:p>
          </table:table-cell>
          <table:table-cell table:style-name="ce4" office:value-type="float" office:value="323338" calcext:value-type="float">
            <text:p>323338</text:p>
          </table:table-cell>
          <table:table-cell table:style-name="ce6" office:value-type="float" office:value="273978750" calcext:value-type="float">
            <text:p>2739787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2070" calcext:value-type="float">
            <text:p>32070</text:p>
          </table:table-cell>
          <table:table-cell table:style-name="ce4" office:value-type="float" office:value="285880" calcext:value-type="float">
            <text:p>285880</text:p>
          </table:table-cell>
          <table:table-cell table:style-name="ce6" office:value-type="float" office:value="383773858" calcext:value-type="float">
            <text:p>3837738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1:.D20])" office:value-type="float" office:value="54.5" calcext:value-type="float">
            <text:p>54.5</text:p>
          </table:table-cell>
          <table:table-cell table:formula="of:=AVERAGE([.E11:.E20])" office:value-type="float" office:value="30579.4" calcext:value-type="float">
            <text:p>30579.4</text:p>
          </table:table-cell>
          <table:table-cell table:formula="of:=AVERAGE([.F11:.F20])" office:value-type="float" office:value="343485.8" calcext:value-type="float">
            <text:p>343485.8</text:p>
          </table:table-cell>
          <table:table-cell table:formula="of:=AVERAGE([.G11:.G20])" office:value-type="float" office:value="256828730.4" calcext:value-type="float">
            <text:p>256828730.4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Parallel solut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2 process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255" calcext:value-type="float">
            <text:p>9255</text:p>
          </table:table-cell>
          <table:table-cell table:style-name="ce4" office:value-type="float" office:value="273879" calcext:value-type="float">
            <text:p>273879</text:p>
          </table:table-cell>
          <table:table-cell office:value-type="float" office:value="136572406" calcext:value-type="float">
            <text:p>13657240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251" calcext:value-type="float">
            <text:p>9251</text:p>
          </table:table-cell>
          <table:table-cell table:style-name="ce4" office:value-type="float" office:value="175795" calcext:value-type="float">
            <text:p>175795</text:p>
          </table:table-cell>
          <table:table-cell office:value-type="float" office:value="119588752" calcext:value-type="float">
            <text:p>11958875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57" calcext:value-type="float">
            <text:p>9257</text:p>
          </table:table-cell>
          <table:table-cell table:style-name="ce4" office:value-type="float" office:value="193839" calcext:value-type="float">
            <text:p>193839</text:p>
          </table:table-cell>
          <table:table-cell office:value-type="float" office:value="114918382" calcext:value-type="float">
            <text:p>11491838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70" calcext:value-type="float">
            <text:p>9270</text:p>
          </table:table-cell>
          <table:table-cell table:style-name="ce4" office:value-type="float" office:value="154847" calcext:value-type="float">
            <text:p>154847</text:p>
          </table:table-cell>
          <table:table-cell office:value-type="float" office:value="115601776" calcext:value-type="float">
            <text:p>11560177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50" calcext:value-type="float">
            <text:p>9250</text:p>
          </table:table-cell>
          <table:table-cell table:style-name="ce4" office:value-type="float" office:value="174100" calcext:value-type="float">
            <text:p>174100</text:p>
          </table:table-cell>
          <table:table-cell office:value-type="float" office:value="107513633" calcext:value-type="float">
            <text:p>10751363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257" calcext:value-type="float">
            <text:p>9257</text:p>
          </table:table-cell>
          <table:table-cell table:style-name="ce4" office:value-type="float" office:value="273820" calcext:value-type="float">
            <text:p>273820</text:p>
          </table:table-cell>
          <table:table-cell office:value-type="float" office:value="119185986" calcext:value-type="float">
            <text:p>11918598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253" calcext:value-type="float">
            <text:p>9253</text:p>
          </table:table-cell>
          <table:table-cell table:style-name="ce4" office:value-type="float" office:value="273823" calcext:value-type="float">
            <text:p>273823</text:p>
          </table:table-cell>
          <table:table-cell office:value-type="float" office:value="115861295" calcext:value-type="float">
            <text:p>11586129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253" calcext:value-type="float">
            <text:p>9253</text:p>
          </table:table-cell>
          <table:table-cell table:style-name="ce4" office:value-type="float" office:value="273835" calcext:value-type="float">
            <text:p>273835</text:p>
          </table:table-cell>
          <table:table-cell office:value-type="float" office:value="113510312" calcext:value-type="float">
            <text:p>11351031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47" calcext:value-type="float">
            <text:p>9247</text:p>
          </table:table-cell>
          <table:table-cell table:style-name="ce4" office:value-type="float" office:value="194276" calcext:value-type="float">
            <text:p>194276</text:p>
          </table:table-cell>
          <table:table-cell office:value-type="float" office:value="117052232" calcext:value-type="float">
            <text:p>11705223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251" calcext:value-type="float">
            <text:p>9251</text:p>
          </table:table-cell>
          <table:table-cell table:style-name="ce4" office:value-type="float" office:value="253829" calcext:value-type="float">
            <text:p>253829</text:p>
          </table:table-cell>
          <table:table-cell office:value-type="float" office:value="123599936" calcext:value-type="float">
            <text:p>123599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9:.D38])" office:value-type="float" office:value="18.6" calcext:value-type="float">
            <text:p>18.6</text:p>
          </table:table-cell>
          <table:table-cell table:formula="of:=AVERAGE([.E29:.E38])" office:value-type="float" office:value="9254.4" calcext:value-type="float">
            <text:p>9254.4</text:p>
          </table:table-cell>
          <table:table-cell table:formula="of:=AVERAGE([.F29:.F38])" office:value-type="float" office:value="224204.3" calcext:value-type="float">
            <text:p>224204.3</text:p>
          </table:table-cell>
          <table:table-cell table:formula="of:=AVERAGE([.G29:.G38])" office:value-type="float" office:value="118340471" calcext:value-type="float">
            <text:p>11834047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4 process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81" calcext:value-type="float">
            <text:p>4681</text:p>
          </table:table-cell>
          <table:table-cell office:value-type="float" office:value="68607" calcext:value-type="float">
            <text:p>68607</text:p>
          </table:table-cell>
          <table:table-cell office:value-type="float" office:value="63494263" calcext:value-type="float">
            <text:p>6349426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682" calcext:value-type="float">
            <text:p>4682</text:p>
          </table:table-cell>
          <table:table-cell office:value-type="float" office:value="134496" calcext:value-type="float">
            <text:p>134496</text:p>
          </table:table-cell>
          <table:table-cell office:value-type="float" office:value="74194420" calcext:value-type="float">
            <text:p>7419442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679" calcext:value-type="float">
            <text:p>4679</text:p>
          </table:table-cell>
          <table:table-cell office:value-type="float" office:value="135493" calcext:value-type="float">
            <text:p>135493</text:p>
          </table:table-cell>
          <table:table-cell office:value-type="float" office:value="60382699" calcext:value-type="float">
            <text:p>6038269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691" calcext:value-type="float">
            <text:p>4691</text:p>
          </table:table-cell>
          <table:table-cell office:value-type="float" office:value="101508" calcext:value-type="float">
            <text:p>101508</text:p>
          </table:table-cell>
          <table:table-cell office:value-type="float" office:value="66163722" calcext:value-type="float">
            <text:p>6616372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80" calcext:value-type="float">
            <text:p>4680</text:p>
          </table:table-cell>
          <table:table-cell office:value-type="float" office:value="141526" calcext:value-type="float">
            <text:p>141526</text:p>
          </table:table-cell>
          <table:table-cell office:value-type="float" office:value="64734522" calcext:value-type="float">
            <text:p>6473452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676" calcext:value-type="float">
            <text:p>4676</text:p>
          </table:table-cell>
          <table:table-cell office:value-type="float" office:value="117790" calcext:value-type="float">
            <text:p>117790</text:p>
          </table:table-cell>
          <table:table-cell office:value-type="float" office:value="59571516" calcext:value-type="float">
            <text:p>5957151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679" calcext:value-type="float">
            <text:p>4679</text:p>
          </table:table-cell>
          <table:table-cell office:value-type="float" office:value="141512" calcext:value-type="float">
            <text:p>141512</text:p>
          </table:table-cell>
          <table:table-cell office:value-type="float" office:value="62896197" calcext:value-type="float">
            <text:p>6289619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682" calcext:value-type="float">
            <text:p>4682</text:p>
          </table:table-cell>
          <table:table-cell office:value-type="float" office:value="69280" calcext:value-type="float">
            <text:p>69280</text:p>
          </table:table-cell>
          <table:table-cell office:value-type="float" office:value="64971184" calcext:value-type="float">
            <text:p>6497118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679" calcext:value-type="float">
            <text:p>4679</text:p>
          </table:table-cell>
          <table:table-cell office:value-type="float" office:value="135560" calcext:value-type="float">
            <text:p>135560</text:p>
          </table:table-cell>
          <table:table-cell office:value-type="float" office:value="62698645" calcext:value-type="float">
            <text:p>6269864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88" calcext:value-type="float">
            <text:p>4688</text:p>
          </table:table-cell>
          <table:table-cell office:value-type="float" office:value="135460" calcext:value-type="float">
            <text:p>135460</text:p>
          </table:table-cell>
          <table:table-cell office:value-type="float" office:value="60195969" calcext:value-type="float">
            <text:p>60195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53])" office:value-type="float" office:value="18.4" calcext:value-type="float">
            <text:p>18.4</text:p>
          </table:table-cell>
          <table:table-cell table:formula="of:=AVERAGE([.E44:.E53])" office:value-type="float" office:value="4681.7" calcext:value-type="float">
            <text:p>4681.7</text:p>
          </table:table-cell>
          <table:table-cell table:formula="of:=AVERAGE([.F44:.F53])" office:value-type="float" office:value="118123.2" calcext:value-type="float">
            <text:p>118123.2</text:p>
          </table:table-cell>
          <table:table-cell table:formula="of:=AVERAGE([.G44:.G53])" office:value-type="float" office:value="63930313.7" calcext:value-type="float">
            <text:p>63930313.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8 process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86" calcext:value-type="float">
            <text:p>2386</text:p>
          </table:table-cell>
          <table:table-cell office:value-type="float" office:value="61348" calcext:value-type="float">
            <text:p>61348</text:p>
          </table:table-cell>
          <table:table-cell office:value-type="float" office:value="34907348" calcext:value-type="float">
            <text:p>3490734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86" calcext:value-type="float">
            <text:p>2386</text:p>
          </table:table-cell>
          <table:table-cell office:value-type="float" office:value="61350" calcext:value-type="float">
            <text:p>61350</text:p>
          </table:table-cell>
          <table:table-cell office:value-type="float" office:value="38776007" calcext:value-type="float">
            <text:p>387760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91" calcext:value-type="float">
            <text:p>2391</text:p>
          </table:table-cell>
          <table:table-cell office:value-type="float" office:value="60319" calcext:value-type="float">
            <text:p>60319</text:p>
          </table:table-cell>
          <table:table-cell office:value-type="float" office:value="38588670" calcext:value-type="float">
            <text:p>3858867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87" calcext:value-type="float">
            <text:p>2387</text:p>
          </table:table-cell>
          <table:table-cell office:value-type="float" office:value="61349" calcext:value-type="float">
            <text:p>61349</text:p>
          </table:table-cell>
          <table:table-cell office:value-type="float" office:value="35880563" calcext:value-type="float">
            <text:p>3588056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89" calcext:value-type="float">
            <text:p>2389</text:p>
          </table:table-cell>
          <table:table-cell office:value-type="float" office:value="61353" calcext:value-type="float">
            <text:p>61353</text:p>
          </table:table-cell>
          <table:table-cell office:value-type="float" office:value="37391463" calcext:value-type="float">
            <text:p>373914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office:value-type="float" office:value="56329" calcext:value-type="float">
            <text:p>56329</text:p>
          </table:table-cell>
          <table:table-cell office:value-type="float" office:value="37388460" calcext:value-type="float">
            <text:p>3738846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88" calcext:value-type="float">
            <text:p>2388</text:p>
          </table:table-cell>
          <table:table-cell office:value-type="float" office:value="74339" calcext:value-type="float">
            <text:p>74339</text:p>
          </table:table-cell>
          <table:table-cell office:value-type="float" office:value="39108682" calcext:value-type="float">
            <text:p>3910868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93" calcext:value-type="float">
            <text:p>2393</text:p>
          </table:table-cell>
          <table:table-cell office:value-type="float" office:value="94339" calcext:value-type="float">
            <text:p>94339</text:p>
          </table:table-cell>
          <table:table-cell office:value-type="float" office:value="36385333" calcext:value-type="float">
            <text:p>3638533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85" calcext:value-type="float">
            <text:p>2385</text:p>
          </table:table-cell>
          <table:table-cell office:value-type="float" office:value="54339" calcext:value-type="float">
            <text:p>54339</text:p>
          </table:table-cell>
          <table:table-cell office:value-type="float" office:value="37002281" calcext:value-type="float">
            <text:p>3700228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90" calcext:value-type="float">
            <text:p>2390</text:p>
          </table:table-cell>
          <table:table-cell office:value-type="float" office:value="65340" calcext:value-type="float">
            <text:p>65340</text:p>
          </table:table-cell>
          <table:table-cell office:value-type="float" office:value="37254270" calcext:value-type="float">
            <text:p>372542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9:.D68])" office:value-type="float" office:value="16.9" calcext:value-type="float">
            <text:p>16.9</text:p>
          </table:table-cell>
          <table:table-cell table:formula="of:=AVERAGE([.E59:.E68])" office:value-type="float" office:value="2388.4" calcext:value-type="float">
            <text:p>2388.4</text:p>
          </table:table-cell>
          <table:table-cell table:formula="of:=AVERAGE([.F59:.F68])" office:value-type="float" office:value="65040.5" calcext:value-type="float">
            <text:p>65040.5</text:p>
          </table:table-cell>
          <table:table-cell table:formula="of:=AVERAGE([.G59:.G68])" office:value-type="float" office:value="37268307.7" calcext:value-type="float">
            <text:p>37268307.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16 process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43" calcext:value-type="float">
            <text:p>1243</text:p>
          </table:table-cell>
          <table:table-cell office:value-type="float" office:value="17260" calcext:value-type="float">
            <text:p>17260</text:p>
          </table:table-cell>
          <table:table-cell office:value-type="float" office:value="25580076" calcext:value-type="float">
            <text:p>255800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44" calcext:value-type="float">
            <text:p>1244</text:p>
          </table:table-cell>
          <table:table-cell office:value-type="float" office:value="24219" calcext:value-type="float">
            <text:p>24219</text:p>
          </table:table-cell>
          <table:table-cell office:value-type="float" office:value="23524033" calcext:value-type="float">
            <text:p>2352403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2" calcext:value-type="float">
            <text:p>1252</text:p>
          </table:table-cell>
          <table:table-cell office:value-type="float" office:value="44254" calcext:value-type="float">
            <text:p>44254</text:p>
          </table:table-cell>
          <table:table-cell office:value-type="float" office:value="24444959" calcext:value-type="float">
            <text:p>2444495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4" calcext:value-type="float">
            <text:p>1244</text:p>
          </table:table-cell>
          <table:table-cell office:value-type="float" office:value="21257" calcext:value-type="float">
            <text:p>21257</text:p>
          </table:table-cell>
          <table:table-cell office:value-type="float" office:value="25543927" calcext:value-type="float">
            <text:p>2554392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17" calcext:value-type="float">
            <text:p>1317</text:p>
          </table:table-cell>
          <table:table-cell office:value-type="float" office:value="45283" calcext:value-type="float">
            <text:p>45283</text:p>
          </table:table-cell>
          <table:table-cell office:value-type="float" office:value="23797611" calcext:value-type="float">
            <text:p>237976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43" calcext:value-type="float">
            <text:p>1243</text:p>
          </table:table-cell>
          <table:table-cell office:value-type="float" office:value="17264" calcext:value-type="float">
            <text:p>17264</text:p>
          </table:table-cell>
          <table:table-cell office:value-type="float" office:value="24292588" calcext:value-type="float">
            <text:p>242925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46" calcext:value-type="float">
            <text:p>1246</text:p>
          </table:table-cell>
          <table:table-cell office:value-type="float" office:value="28250" calcext:value-type="float">
            <text:p>28250</text:p>
          </table:table-cell>
          <table:table-cell office:value-type="float" office:value="23813177" calcext:value-type="float">
            <text:p>2381317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2" calcext:value-type="float">
            <text:p>1262</text:p>
          </table:table-cell>
          <table:table-cell office:value-type="float" office:value="17255" calcext:value-type="float">
            <text:p>17255</text:p>
          </table:table-cell>
          <table:table-cell office:value-type="float" office:value="22107762" calcext:value-type="float">
            <text:p>2210776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44" calcext:value-type="float">
            <text:p>1244</text:p>
          </table:table-cell>
          <table:table-cell office:value-type="float" office:value="46247" calcext:value-type="float">
            <text:p>46247</text:p>
          </table:table-cell>
          <table:table-cell office:value-type="float" office:value="23424885" calcext:value-type="float">
            <text:p>2342488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46" calcext:value-type="float">
            <text:p>1246</text:p>
          </table:table-cell>
          <table:table-cell office:value-type="float" office:value="40254" calcext:value-type="float">
            <text:p>40254</text:p>
          </table:table-cell>
          <table:table-cell office:value-type="float" office:value="25075298" calcext:value-type="float">
            <text:p>2507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83])" office:value-type="float" office:value="16.7" calcext:value-type="float">
            <text:p>16.7</text:p>
          </table:table-cell>
          <table:table-cell table:formula="of:=AVERAGE([.E74:.E83])" office:value-type="float" office:value="1254.1" calcext:value-type="float">
            <text:p>1254.1</text:p>
          </table:table-cell>
          <table:table-cell table:formula="of:=AVERAGE([.F74:.F83])" office:value-type="float" office:value="30154.3" calcext:value-type="float">
            <text:p>30154.3</text:p>
          </table:table-cell>
          <table:table-cell table:formula="of:=AVERAGE([.G74:.G83])" office:value-type="float" office:value="24160431.6" calcext:value-type="float">
            <text:p>2416043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4:20:43.79897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3:16:21.496882452</meta:creation-date>
    <dc:date>2022-10-03T18:03:29.902494701</dc:date>
    <meta:editing-duration>PT57M43S</meta:editing-duration>
    <meta:editing-cycles>13</meta:editing-cycles>
    <meta:generator>LibreOffice/6.4.7.2$Linux_X86_64 LibreOffice_project/40$Build-2</meta:generator>
    <meta:document-statistic meta:table-count="1" meta:cell-count="301" meta:object-count="0"/>
  </office:meta>
</office:document-meta>
</file>